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o for Gold</text:h>
      <text:h text:style-name="Heading_20_2" text:outline-level="2">Level</text:h>
      <text:p text:style-name="Standard">Beginners: Simple CSS</text:p>
      <text:p text:style-name="Standard">Green difficulty level.</text:p>
      <text:h text:style-name="Heading_20_2" text:outline-level="2">Time</text:h>
      <text:p text:style-name="Standard">15 to 30 minutes</text:p>
      <text:h text:style-name="Heading_20_2" text:outline-level="2">Challenge</text:h>
      <text:p text:style-name="Standard">Replace the placeholders in the CSS file with the correct element and attribute names so that the HTML file looks like that on the worksheet</text:p>
      <text:h text:style-name="Heading_20_2" text:outline-level="2">Progression</text:h>
      <text:p text:style-name="Standard">Change the background colour of the winner’s row to green</text:p>
      <text:p text:style-name="Standard">Change the background colour of the second place row to yellow (this requires the Ninja to add a new class attribute in the HTML and selector in the CSS)</text:p>
      <text:p text:style-name="Standard">Create your Premier League (or whatever sport) predictions for the top places at the end of the season</text:p>
      <text:h text:style-name="Heading_20_2" text:outline-level="2">Aims</text:h>
      <text:p text:style-name="Standard">Under two key concepts of CSS</text:p>
      <text:p text:style-name="Standard">Selectors referencing a element</text:p>
      <text:p text:style-name="Standard">Selects refering a class attribute</text:p>
      <text:p text:style-name="Standard">Allow more advanced Ninjas some practice with table markup</text:p>
      <text:h text:style-name="Heading_20_2" text:outline-level="2">Resources</text:h>
      <text:p text:style-name="Standard">go-for-gold.html</text:p>
      <text:p text:style-name="Standard">styles.css<text:bookmark-start text:name="_GoBack"/></text:p>
      <text:p text:style-name="Standard"><text:bookmark-end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language-asian="en" style:country-asian="I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style:line-height-at-least="0.176cm" fo:text-indent="0cm" style:auto-text-indent="false" fo:padding-left="0cm" fo:padding-right="0cm" fo:padding-top="0.353cm" fo:padding-bottom="0cm" fo:border-left="none" fo:border-right="none" fo:border-top="0.11pt solid #000000" fo:border-bottom="none" style:vertical-align="baseline"/>
      <style:text-properties fo:color="#202020" style:font-name="Arial" fo:font-size="15.5pt" fo:font-weight="bold" style:font-name-asian="Times New Roman" style:font-size-asian="15.5pt" style:font-weight-asian="bold" style:font-name-complex="Arial" style:font-size-complex="15.5pt" style:font-weight-complex="bold"/>
    </style:style>
    <style:style style:name="Normal_20__28_Web_29_" style:display-name="Normal (Web)" style:family="paragraph" style:parent-style-name="Standard">
      <style:paragraph-properties fo:margin-top="0.423cm" fo:margin-bottom="0cm" style:line-height-at-least="0.176cm" style:vertical-align="baseli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a20000" fo:language="zxx" fo:country="none" style:text-underline-style="none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02020" style:font-name="Arial" fo:font-size="15.5pt" fo:font-weight="bold" style:font-name-asian="Times New Roman" style:font-size-asian="15.5pt" style:language-asian="en" style:country-asian="IE" style:font-weight-asian="bold" style:font-name-complex="Arial" style:font-size-complex="15.5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shoulden</meta:initial-creator>
    <meta:creation-date>2013-04-20T07:45:00</meta:creation-date>
    <dc:date>2013-05-04T00:45:48.93</dc:date>
    <meta:editing-cycles>4</meta:editing-cycles>
    <meta:editing-duration>PT1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20" meta:word-count="127" meta:character-count="743" meta:non-whitespace-character-count="636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